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Mono" svg:font-family="'Ubuntu Mono'" style:font-adornments="Normal"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re Baskerville1" svg:font-family="'Libre Baskerville'" style:font-adornments="Itálica" style:font-pitch="variable"/>
    <style:font-face style:name="Libre Baskerville" svg:font-family="'Libre Baskerville'" style:font-adornments="Negrita"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435a" officeooo:paragraph-rsid="0006435a"/>
    </style:style>
    <style:style style:name="P2" style:family="paragraph" style:parent-style-name="Subtitle">
      <style:text-properties officeooo:rsid="003d8433" officeooo:paragraph-rsid="003d8433"/>
    </style:style>
    <style:style style:name="P3" style:family="paragraph" style:parent-style-name="Comando">
      <style:text-properties officeooo:rsid="00070ce9" officeooo:paragraph-rsid="00794bec"/>
    </style:style>
    <style:style style:name="P4" style:family="paragraph" style:parent-style-name="Comando">
      <style:text-properties officeooo:rsid="00070ce9" officeooo:paragraph-rsid="00908108"/>
    </style:style>
    <style:style style:name="P5" style:family="paragraph" style:parent-style-name="Text_20_body">
      <style:text-properties officeooo:rsid="008f5b49" officeooo:paragraph-rsid="008f5b49"/>
    </style:style>
    <style:style style:name="P6" style:family="paragraph" style:parent-style-name="Text_20_body">
      <style:text-properties officeooo:rsid="00905505" officeooo:paragraph-rsid="00905505"/>
    </style:style>
    <style:style style:name="P7" style:family="paragraph" style:parent-style-name="Text_20_body">
      <style:text-properties officeooo:rsid="00914cf4" officeooo:paragraph-rsid="00914cf4"/>
    </style:style>
    <style:style style:name="P8" style:family="paragraph" style:parent-style-name="Text_20_body">
      <style:text-properties officeooo:paragraph-rsid="00914cf4"/>
    </style:style>
    <style:style style:name="P9" style:family="paragraph" style:parent-style-name="Text_20_body">
      <style:text-properties officeooo:rsid="0094050f" officeooo:paragraph-rsid="0094050f"/>
    </style:style>
    <style:style style:name="P10" style:family="paragraph" style:parent-style-name="Text_20_body">
      <style:text-properties officeooo:rsid="0097604c" officeooo:paragraph-rsid="0097604c"/>
    </style:style>
    <style:style style:name="P11" style:family="paragraph" style:parent-style-name="Text_20_body">
      <style:text-properties officeooo:paragraph-rsid="0097604c"/>
    </style:style>
    <style:style style:name="P12" style:family="paragraph" style:parent-style-name="Text_20_body">
      <style:text-properties officeooo:rsid="009b6aad" officeooo:paragraph-rsid="009b6aad"/>
    </style:style>
    <style:style style:name="P13" style:family="paragraph" style:parent-style-name="Text_20_body">
      <style:text-properties officeooo:rsid="0013ec71" officeooo:paragraph-rsid="009c2318"/>
    </style:style>
    <style:style style:name="P14" style:family="paragraph" style:parent-style-name="Comando">
      <style:text-properties officeooo:rsid="00a27f46" officeooo:paragraph-rsid="00a27f46"/>
    </style:style>
    <style:style style:name="P15" style:family="paragraph" style:parent-style-name="Comando">
      <style:text-properties fo:font-size="6pt" officeooo:rsid="00a27f46" officeooo:paragraph-rsid="00a27f46" style:font-size-asian="6pt" style:font-size-complex="6pt"/>
    </style:style>
    <style:style style:name="P16" style:family="paragraph" style:parent-style-name="Comando">
      <style:text-properties officeooo:paragraph-rsid="00973a95"/>
    </style:style>
    <style:style style:name="P17" style:family="paragraph" style:parent-style-name="Comando">
      <style:text-properties officeooo:paragraph-rsid="00a2b6f6"/>
    </style:style>
    <style:style style:name="P18" style:family="paragraph" style:parent-style-name="Heading_20_1">
      <style:text-properties style:font-name="Libre Baskerville" fo:font-size="13pt" fo:font-weight="bold" officeooo:rsid="008f5b49" officeooo:paragraph-rsid="00a197ef" style:font-name-asian="Noto Sans CJK SC" style:font-size-asian="16.1000003814697pt" style:font-weight-asian="bold" style:font-name-complex="Lohit Devanagari" style:font-size-complex="16.1000003814697pt" style:font-weight-complex="bold"/>
    </style:style>
    <style:style style:name="P19" style:family="paragraph" style:parent-style-name="Heading_20_2">
      <style:text-properties style:font-name="Libre Baskerville" fo:font-size="13pt" fo:font-weight="bold" officeooo:rsid="008f5b49" officeooo:paragraph-rsid="008f5b49" style:font-name-asian="Noto Sans CJK SC" style:font-size-asian="16.1000003814697pt" style:font-weight-asian="bold" style:font-name-complex="Lohit Devanagari" style:font-size-complex="16.1000003814697pt" style:font-weight-complex="bold"/>
    </style:style>
    <style:style style:name="P20" style:family="paragraph" style:parent-style-name="Heading_20_2">
      <style:text-properties style:font-name="Libre Baskerville" fo:font-size="13pt" fo:font-weight="bold" officeooo:rsid="00993007" officeooo:paragraph-rsid="00993007" style:font-name-asian="Noto Sans CJK SC" style:font-size-asian="16.1000003814697pt" style:font-weight-asian="bold" style:font-name-complex="Lohit Devanagari" style:font-size-complex="16.1000003814697pt" style:font-weight-complex="bold"/>
    </style:style>
    <style:style style:name="P21" style:family="paragraph" style:parent-style-name="Heading_20_2">
      <style:text-properties style:font-name="Libre Baskerville" fo:font-size="13pt" fo:font-weight="bold" officeooo:rsid="00a27f46" officeooo:paragraph-rsid="00a27f46" style:font-name-asian="Noto Sans CJK SC" style:font-size-asian="16.1000003814697pt" style:font-weight-asian="bold" style:font-name-complex="Lohit Devanagari" style:font-size-complex="16.1000003814697pt" style:font-weight-complex="bold"/>
    </style:style>
    <style:style style:name="P22" style:family="paragraph" style:parent-style-name="Heading_20_2">
      <style:text-properties officeooo:paragraph-rsid="00a2b6f6"/>
    </style:style>
    <style:style style:name="P23" style:family="paragraph" style:parent-style-name="Text_20_body">
      <style:text-properties officeooo:rsid="00908108" officeooo:paragraph-rsid="00908108"/>
    </style:style>
    <style:style style:name="P24" style:family="paragraph" style:parent-style-name="Text_20_body">
      <style:text-properties officeooo:rsid="0094cc40" officeooo:paragraph-rsid="0094cc40"/>
    </style:style>
    <style:style style:name="P25" style:family="paragraph" style:parent-style-name="Text_20_body">
      <style:text-properties officeooo:rsid="009c713a" officeooo:paragraph-rsid="009c713a"/>
    </style:style>
    <style:style style:name="P26" style:family="paragraph" style:parent-style-name="Text_20_body">
      <style:text-properties officeooo:paragraph-rsid="009c713a"/>
    </style:style>
    <style:style style:name="P27" style:family="paragraph" style:parent-style-name="Text_20_body">
      <style:text-properties officeooo:paragraph-rsid="009e75bd"/>
    </style:style>
    <style:style style:name="P28" style:family="paragraph" style:parent-style-name="Text_20_body">
      <style:text-properties officeooo:rsid="00a00686" officeooo:paragraph-rsid="00a00686"/>
    </style:style>
    <style:style style:name="P29" style:family="paragraph" style:parent-style-name="Text_20_body">
      <style:text-properties officeooo:rsid="00905505" officeooo:paragraph-rsid="00905505"/>
    </style:style>
    <style:style style:name="P30" style:family="paragraph" style:parent-style-name="Text_20_body">
      <style:text-properties officeooo:paragraph-rsid="009c2318"/>
    </style:style>
    <style:style style:name="P31" style:family="paragraph" style:parent-style-name="Text_20_body">
      <style:text-properties officeooo:rsid="00a27f46" officeooo:paragraph-rsid="00a27f46"/>
    </style:style>
    <style:style style:name="P32" style:family="paragraph" style:parent-style-name="Text_20_body">
      <style:text-properties officeooo:paragraph-rsid="0095502a"/>
    </style:style>
    <style:style style:name="P33" style:family="paragraph" style:parent-style-name="Text_20_body">
      <style:text-properties officeooo:paragraph-rsid="00a2b6f6"/>
    </style:style>
    <style:style style:name="P34" style:family="paragraph" style:parent-style-name="Text_20_body">
      <style:text-properties officeooo:rsid="00a4645c" officeooo:paragraph-rsid="00a4645c"/>
    </style:style>
    <style:style style:name="P35" style:family="paragraph" style:parent-style-name="Text_20_body">
      <loext:graphic-properties draw:fill="none"/>
      <style:paragraph-properties fo:margin-left="0cm" fo:margin-right="1.101cm" fo:margin-top="0cm" fo:margin-bottom="0.247cm" loext:contextual-spacing="false" fo:line-height="115%" fo:text-align="justify" style:justify-single-word="false" fo:text-indent="0cm" style:auto-text-indent="false" fo:background-color="transparent"/>
      <style:text-properties fo:font-size="11pt" officeooo:paragraph-rsid="009c2318" style:font-size-asian="11pt" style:font-size-complex="11pt"/>
    </style:style>
    <style:style style:name="T1" style:family="text">
      <style:text-properties fo:font-variant="small-caps" fo:font-size="28pt" officeooo:rsid="00a197ef" style:font-size-asian="18.2000007629395pt" style:font-size-complex="18.2000007629395pt"/>
    </style:style>
    <style:style style:name="T2" style:family="text">
      <style:text-properties officeooo:rsid="008d68f0"/>
    </style:style>
    <style:style style:name="T3" style:family="text">
      <style:text-properties officeooo:rsid="008f5b49"/>
    </style:style>
    <style:style style:name="T4" style:family="text">
      <style:text-properties officeooo:rsid="00914cf4"/>
    </style:style>
    <style:style style:name="T5" style:family="text">
      <style:text-properties officeooo:rsid="00931292"/>
    </style:style>
    <style:style style:name="T6" style:family="text">
      <style:text-properties officeooo:rsid="0094050f"/>
    </style:style>
    <style:style style:name="T7" style:family="text">
      <style:text-properties officeooo:rsid="0094cc40"/>
    </style:style>
    <style:style style:name="T8" style:family="text">
      <style:text-properties officeooo:rsid="0095502a"/>
    </style:style>
    <style:style style:name="T9" style:family="text">
      <style:text-properties officeooo:rsid="00966100"/>
    </style:style>
    <style:style style:name="T10" style:family="text">
      <style:text-properties officeooo:rsid="00971b02"/>
    </style:style>
    <style:style style:name="T11" style:family="text">
      <style:text-properties officeooo:rsid="00973a95"/>
    </style:style>
    <style:style style:name="T12" style:family="text">
      <style:text-properties fo:font-size="6pt" style:font-size-asian="6pt" style:font-size-complex="6pt"/>
    </style:style>
    <style:style style:name="T13" style:family="text">
      <style:text-properties officeooo:rsid="0097604c"/>
    </style:style>
    <style:style style:name="T14" style:family="text">
      <style:text-properties officeooo:rsid="00993007"/>
    </style:style>
    <style:style style:name="T15" style:family="text">
      <style:text-properties fo:font-size="11pt" fo:font-style="italic" officeooo:rsid="0085ad9c" style:font-size-asian="11pt" style:font-style-asian="italic" style:font-size-complex="11pt" style:font-style-complex="italic"/>
    </style:style>
    <style:style style:name="T16" style:family="text">
      <style:text-properties officeooo:rsid="0013ec71"/>
    </style:style>
    <style:style style:name="T17" style:family="text">
      <style:text-properties officeooo:rsid="009c713a"/>
    </style:style>
    <style:style style:name="T18" style:family="text">
      <style:text-properties style:text-underline-style="solid" style:text-underline-width="auto" style:text-underline-color="font-color" officeooo:rsid="009c713a"/>
    </style:style>
    <style:style style:name="T19" style:family="text">
      <style:text-properties officeooo:rsid="009e75bd"/>
    </style:style>
    <style:style style:name="T20" style:family="text">
      <style:text-properties officeooo:rsid="0099d0df"/>
    </style:style>
    <style:style style:name="T21" style:family="text">
      <style:text-properties officeooo:rsid="00a00686"/>
    </style:style>
    <style:style style:name="T22" style:family="text">
      <style:text-properties officeooo:rsid="00a197ef"/>
    </style:style>
    <style:style style:name="T23" style:family="text">
      <style:text-properties fo:font-weight="bold" officeooo:rsid="00a197ef" style:font-weight-asian="bold" style:font-weight-complex="bold"/>
    </style:style>
    <style:style style:name="T24" style:family="text">
      <style:text-properties officeooo:rsid="00a27f46"/>
    </style:style>
    <style:style style:name="T25" style:family="text">
      <style:text-properties style:font-name="Libre Baskerville" fo:font-size="13pt" fo:font-weight="bold" officeooo:rsid="00a27f46" style:font-name-asian="Noto Sans CJK SC" style:font-size-asian="16.1000003814697pt" style:font-weight-asian="bold" style:font-name-complex="Lohit Devanagari" style:font-size-complex="16.1000003814697pt" style:font-weight-complex="bold"/>
    </style:style>
    <style:style style:name="T26" style:family="text">
      <style:text-properties style:font-name="Libre Baskerville" fo:font-size="13pt" fo:font-weight="bold" officeooo:rsid="00a2b6f6" style:font-name-asian="Noto Sans CJK SC" style:font-size-asian="16.1000003814697pt" style:font-weight-asian="bold" style:font-name-complex="Lohit Devanagari" style:font-size-complex="16.1000003814697pt" style:font-weight-complex="bold"/>
    </style:style>
    <style:style style:name="T27" style:family="text">
      <style:text-properties officeooo:rsid="00a2b6f6"/>
    </style:style>
    <style:style style:name="T28" style:family="text">
      <style:text-properties officeooo:rsid="007af5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uan Ángel Sampedro Martínez</text:p>
      <text:p text:style-name="Title">PEC<text:span text:style-name="T3">3</text:span></text:p>
      <text:p text:style-name="P1"/>
      <text:p text:style-name="P30"><text:span text:style-name="T16">Repositorio: </text:span><text:a xlink:type="simple" xlink:href="https://github.com/techurbana/Herramientas-HTML-y-CCS-II--" text:style-name="Internet_20_link" text:visited-style-name="Visited_20_Internet_20_Link"><text:span text:style-name="T16">https://github.com/techurbana/Herramientas-HTML-y-CCS-II--</text:span></text:a><text:span text:style-name="T16"> </text:span></text:p>
      <text:p text:style-name="P13">Netlify: <text:a xlink:type="simple" xlink:href="https://peaceful-kalam-1d6931.netlify.app/" text:style-name="Internet_20_link" text:visited-style-name="Visited_20_Internet_20_Link">https://peaceful-kalam-1d6931.netlify.app/</text:a> </text:p>
      <text:p text:style-name="P35"><text:span text:style-name="T15"/></text:p>
      <text:p text:style-name="Text_20_body">Ficheros y carpetas incluidos en la entrega: <text:s text:c="3"/>/src <text:s text:c="4"/>/dist <text:s text:c="2"/><text:span text:style-name="T2">package.json <text:s/></text:span><text:s/>.stylelintrc.js</text:p>
      <text:h text:style-name="P18" text:outline-level="1"><text:span text:style-name="T1">Instalación</text:span></text:h>
      <text:h text:style-name="Heading_20_2" text:outline-level="2">In<text:span text:style-name="T24">stalación básica</text:span></text:h>
      <text:p text:style-name="P31">Descomprimiendo uoc-boilerplate-master.zip, y estableciendo repositorios y Netlify como en anteriores PECs, procedemos a añadir Tailwind:</text:p>
      <text:p text:style-name="P14">npm install tailwindcss@npm:@tailwindcss/postcss7-compat @tailwindcss/postcss7-compat –save-dev</text:p>
      <text:p text:style-name="P15"/>
      <text:p text:style-name="P14">npx tailwind init</text:p>
      <text:p text:style-name="P31">Y añadimos los imports al main.scss.</text:p>
      <text:h text:style-name="P19" text:outline-level="2">Problemas encontrados</text:h>
      <text:p text:style-name="P5"><text:span text:style-name="T23">1)</text:span><text:span text:style-name="T22"> </text:span>En Ubuntu 20.04 LTS, la versión de nodejs es, por defecto, la versión 10, la cual da el error “...flatMap is not a function” al compilar. <text:s/>Por otro lado, actualizar a la última versión (la 15), provoca el error “Could not locate the bindings file”. <text:s/>Con la versión 11, todo va correcto:</text:p>
      <text:p text:style-name="P3">sudo n 11.15.0</text:p>
      <text:p text:style-name="P6"><text:span text:style-name="T22">Ta solo debemos r</text:span>einiciar el terminal <text:span text:style-name="T22">para que el cambio de versión surta efecto.</text:span></text:p>
      <text:p text:style-name="P6"><text:span text:style-name="T23">2)</text:span><text:span text:style-name="T22"> Otro problema era que, e</text:span>n anteriores PECs, no conseguía poner la página sin teener que ir a la ruta de /dist. <text:s/>El error estaba en que, en Netlify, en la casilla de public directory, ponía “/dist” en vez de “dist/”.</text:p>
      <text:h text:style-name="Heading_20_2" text:outline-level="2">Fontawesome</text:h>
      <text:p text:style-name="Text_20_body"><text:span text:style-name="T11">Puesto que la PEC2 hace uso de esta librería (también en las páginas a replicar elegidas), debemos incluir dicha</text:span> librerías vía npm, <text:span text:style-name="T11">y añadir el correspondiente include en main.scss:</text:span></text:p>
      <text:p text:style-name="P16">npm install --save @fortawesome/fontawesome-free<text:span text:style-name="T12"><text:line-break/><text:line-break/></text:span>@import "@fortawesome/fontawesome-free/css/all.css";</text:p>
      <text:h text:style-name="P22" text:outline-level="2"><text:soft-page-break/><text:span text:style-name="T26">S</text:span>tylelint</text:h>
      <text:p text:style-name="P33"><text:span text:style-name="T27">También</text:span><text:span text:style-name="T28"> instalamos stylelint con npm, </text:span><text:span text:style-name="T27">añadiendo “stylelint” al script de “build”</text:span><text:span text:style-name="T28">:</text:span></text:p>
      <text:p text:style-name="P17">npm install --save-dev stylelint stylelint-config-standard</text:p>
      <text:p text:style-name="P34">Añadimos el fichero de configuración .stylelintrc.js, con las reglas “tailwiond, etc. y añadimos/modificamos los ecripts en package.json:</text:p>
      <text:p text:style-name="P17">"build": "npm-run-all clean stylelint parcel:build",</text:p>
      <text:p text:style-name="P17">“stylelint": "stylelint src/**/*.scss"</text:p>
      <text:h text:style-name="Heading_20_1" text:outline-level="1">Diseño</text:h>
      <text:h text:style-name="Heading_20_2" text:outline-level="2"><text:span text:style-name="T25">Tipo </text:span><text:s/>de letra <text:span text:style-name="T24">base</text:span></text:h>
      <text:p text:style-name="P25">El primer gran desafío que hemos encontrado es que, en Tailwind, los tamaños de letra están predefenidos a unos valores “rem” concretos. <text:s/>Sin embargo, el diseño de todo el proyecto entero asume un tamaño de letra mayor, por lo que nos obliga a establecer a todos y cada uno de los párrafos con un tamaño de letra distinto o, como hemos decidido hacer, establecer un tamaño básico de letra en CSS (que no se corresponde, además, con ninguno de los valores de Tailwind).</text:p>
      <text:p text:style-name="P26"><text:span text:style-name="T17">Esto origina que, al querer poner un texto como más </text:span><text:span text:style-name="T18">pequeño</text:span><text:span text:style-name="T17">, tengamos que echar mano de las clases “text-base” o “text-lg”, de forma muy contraintuitiva. <text:s/>Ciertamente, es lógico que Tailwind desee establecer unos tamaños base fijos (con el uso de “rem”), para ser más usable entre proyectos., pero en este aspecto se está añadiendo una semántica que no corresponde.</text:span></text:p>
      <text:p text:style-name="P31">La otra regla relativa al texto base incorporada a “body “ es la alineación <text:span text:style-name="T6">justificad</text:span>a<text:span text:style-name="T6">, lo cual puede ser cambiado en cualquier momento sin tener que eliminar ninguna regla (con “none”, por ejemplo), </text:span>por lo que no atenta contra la filosofía de Atomic CSS.</text:p>
      <text:h text:style-name="Heading_20_2" text:outline-level="2">Abstracciones</text:h>
      <text:p text:style-name="P9">• Button. <text:s/><text:span text:style-name="T7">Este es un clásico de abstracción, y aquí no es una excepción. <text:s/>Aunque en esta PEC3 no se incorporan más detalles, sería muy fácil incorporar comportamientos (focus, hover, etc.) en la clase</text:span></text:p>
      <text:p text:style-name="P32"><text:span text:style-name="T6">• </text:span><text:span text:style-name="T8">Card. <text:s/></text:span><text:span text:style-name="T9">Se ha introducido este elemento, pues está presente en varias páginas. <text:s/>Consiste, tan solo, en un marco gris con fondo blanco, más unos paddings concretos. <text:s/>Esta abstraccción no posee ninguna restricción sobre qué puede haber o no dentro, pues ello incurriría fácilmente en una abstracción demasiado específica (“card con título y texto”, </text:span><text:span text:style-name="T10">más luego “</text:span><text:span text:style-name="T9">card con solo texto”, etc.) o, peor aún, con algún sentido semántico (letrero, aviso, etc.).</text:span></text:p>
      <text:p text:style-name="P31"><text:span text:style-name="T6">• </text:span>Highligh</text:p>
      <text:p text:style-name="P12">Título no: por semántica y sencillez</text:p>
      <text:h text:style-name="P21" text:outline-level="2"><text:soft-page-break/>Diseño responsive</text:h>
      <text:p text:style-name="P23">Para equiparar el diseño <text:span text:style-name="T24">responsive </text:span>con el realizado en la PEC2, debemos conseguir que el contenido de la página ocupe un 70% del ancho, en el centro: éste es el típico wrap de tantas y tantas páginas web. <text:s/>Además, en móbiles y pantallas de menor resolución, este ancho debe ser del 70%.</text:p>
      <text:p text:style-name="P23">Puesto que Tailwind no posee ninguna clase sobre el ancho de elementos de bloque, creamos nuestra propia clase. <text:s/>Debemos evitar nombres semánticos como “wrap”, por lo que nos decantamos por “center-70”. <text:s/>Para poder aplicarlo a tamaños de página de tailwind (sm, md, x1, etc.), lo rodeamos con la cláusula “@responsive”, y así podremos usar “md:center-70” en nuestro html.</text:p>
      <text:p text:style-name="P4">@responsive {</text:p>
      <text:p text:style-name="P4"><text:s text:c="2"/>.center-70 {</text:p>
      <text:p text:style-name="P4"><text:s text:c="4"/>width: 70%;</text:p>
      <text:p text:style-name="P4"><text:s text:c="4"/>margin: 0 auto;</text:p>
      <text:p text:style-name="P4"><text:s text:c="2"/>}</text:p>
      <text:p text:style-name="P4">}</text:p>
      <text:h text:style-name="Heading_20_1" text:outline-level="1">Conclusiones</text:h>
      <text:p text:style-name="P10">En anterior PEC, dudaba de las clases de Bootstrap (como los márgenes) en las que se pasaba el control al HTML en vez del CSS. <text:s/>Aunque aquella mezcla no convencía, al ver en su completitud el Atomic CSS, queda más clara su utilidad.</text:p>
      <text:h text:style-name="P20" text:outline-level="2">Control del diseñador</text:h>
      <text:p text:style-name="P7">Liberador.</text:p>
      <text:p text:style-name="P8"><text:span text:style-name="T4">Con Tailwind, todos los elementos están inicialmente al mismo nivel: por ejemplo, “h1” y “p” tienen el mismo tamaño de letra. <text:s/>A partir de ahí, el programador conserva el control de todos los elementos, formateándolos como desee. <text:s/>Comparándolo con Bootsrap, éste ya incorporaba varios elementos como que cada fila es ya un flexbox. <text:s/></text:span><text:span text:style-name="T7">Es</text:span><text:span text:style-name="T4">to originaba ciertos descuadres </text:span><text:span text:style-name="T5">debido a que Bootstrap ya introducía </text:span><text:span text:style-name="T14">dichos</text:span><text:span text:style-name="T5"> elementos: la cabecera quedaba algo más ancha que el contenido, etcé</text:span><text:span text:style-name="T7">tera</text:span><text:span text:style-name="T5">. <text:s/></text:span><text:span text:style-name="T7">Sin duda estos defectos son subsanables por un diseñador con más experiencia, pero con Tailwind no están ya de entrada.</text:span></text:p>
      <text:h text:style-name="Heading_20_2" text:outline-level="2">Simplicidad</text:h>
      <text:p text:style-name="P11"><text:span text:style-name="T21">Uno de los cambios más resfrescantes de Atomic Css es que n</text:span><text:span text:style-name="T13">o </text:span><text:span text:style-name="T14">hay </text:span><text:span text:style-name="T13">necesidad de inventarse nombres. <text:s/></text:span><text:span text:style-name="T21">Pero, m</text:span><text:span text:style-name="T13">ejor aún </text:span><text:span text:style-name="T21">no hay</text:span><text:span text:style-name="T13"> de recordarlos: </text:span><text:span text:style-name="T21">en un diseño tradicional, cuando llevas varios “wrap”, “list”, etcétera, tienes que ir al HTML para ver qué nombre usaste, y luego rebuscar en el CSS</text:span><text:span text:style-name="T13">. <text:s/></text:span><text:span text:style-name="T21">Con Tailwind t</text:span><text:span text:style-name="T14">an solo </text:span><text:span text:style-name="T21">debes </text:span><text:span text:style-name="T14">evitar la semántica en los nombres de las abstracciones.</text:span></text:p>
      <text:p text:style-name="P24">No queda duda que la productividad es mayor, al tener que usar, casi exclusivamente, los ficheros HTML. <text:s/>En general, da mayor libertad al diseño. <text:s/>En equipos de desarrollo, un nuevo desarrollador tan solo tendrá que conozcer/aprender tailwind (algo bastante fácil, dada su sencillez y popularidad) <text:soft-page-break/>y las abstracciones ya hechas, que el desarrollador tenderá a usar de forma natural para ahorrarse trabajo.</text:p>
      <text:h text:style-name="Heading_20_2" text:outline-level="2">Lo que se echa en falta <text:span text:style-name="T19">(en un principio, al menos)</text:span></text:h>
      <text:p text:style-name="P26"><text:span text:style-name="T19">Sin duda, con Atomic CSS y Tailwind</text:span><text:span text:style-name="T17"> es realmente rápido, productivo </text:span><text:span text:style-name="T19">y eficiente, y permite una libertad en el formato difícil de conseguir con el método tradicional. <text:s/>Algo que se echa en falta, que asumo que los equipos de desarrollo lo implementarán de una forma u otra, es el poder restringir aún mas las clases de Tailwind, o el formato usable, según la naturaleza del proyecto.</text:span></text:p>
      <text:p text:style-name="P27"><text:span text:style-name="T19">Por ejemplo, si voy a realizar un proyecto que debe mostrarse bien en pantallas de e-readers, debería poder restringir los colores y tamaños de letra a unos determinados <text:s/></text:span><text:span text:style-name="T21">(según un estudio previo del proyecto), </text:span><text:span text:style-name="T19">no a todas las posibilidades que ofrece Tailwind. <text:s/>Sería interesante, por ejemplo, definir un color “de resalte”, o tamaño de letra básico, tal y como se puede hacer con el Theming de </text:span><text:span text:style-name="T20">Bootstrap. <text:s text:c="2"/></text:span><text:span text:style-name="T21">Y, si el diseñador se sale de esas convenciones, necesitará un buen <text:s/>motivo para hacerlo (pero podrá hacerse).</text:span></text:p>
      <text:p text:style-name="P28">Por supuesto, Tailwind posee su propio Theming, pero no llega (o yo no he descubierto la forma) a conseguir el nivel de Bootstrap respecto a los componentes, de forma que los componentes y diseños de Bootstrap son automáticamente modificados con respecto al Theming diseñado.</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Mono" svg:font-family="'Ubuntu Mono'" style:font-adornments="Normal"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re Baskerville1" svg:font-family="'Libre Baskerville'" style:font-adornments="Itálica" style:font-pitch="variable"/>
    <style:font-face style:name="Libre Baskerville" svg:font-family="'Libre Baskerville'" style:font-adornments="Negrita"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921cm" fo:margin-bottom="0.21cm" loext:contextual-spacing="false"/>
      <style:text-properties fo:font-variant="small-caps" style:font-name="Libre Baskerville" fo:font-family="'Libre Baskerville'" style:font-style-name="Negrita" style:font-pitch="variable" fo:font-size="2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45cm" fo:margin-bottom="0.21cm" loext:contextual-spacing="false"/>
      <style:text-properties style:font-name="Libre Baskerville" fo:font-family="'Libre Baskerville'" style:font-style-name="Negrita" style:font-pitch="variable" fo:font-size="13pt"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e7ecfb"/>
      <style:paragraph-properties fo:margin-left="0.6cm" fo:margin-right="0.6cm" fo:margin-top="0.101cm" fo:margin-bottom="0.101cm" loext:contextual-spacing="true" fo:line-height="130%" fo:text-indent="0cm" style:auto-text-indent="false" fo:background-color="#e7ecfb" fo:padding-left="0.25cm" fo:padding-right="0.25cm" fo:padding-top="0.15cm" fo:padding-bottom="0.15cm" fo:border="0.06pt fine-dashed #adbcea" style:shadow="none"/>
      <style:text-properties fo:color="#394566" style:font-name="Ubuntu Mono" fo:font-family="'Ubuntu Mono'" style:font-style-name="Normal" style:font-pitch="fixed" fo:font-size="10.5pt" fo:font-weight="normal"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mando" style:family="paragraph" style:parent-style-name="Preformatted_20_Text">
      <loext:graphic-properties draw:fill="solid" draw:fill-color="#e8e8e8"/>
      <style:paragraph-properties fo:margin-top="0cm" fo:margin-bottom="0.199cm" loext:contextual-spacing="true" fo:text-align="start" style:justify-single-word="false" fo:background-color="#e8e8e8" fo:padding-left="0.25cm" fo:padding-right="0.25cm" fo:padding-top="0.15cm" fo:padding-bottom="0.15cm" fo:border="0.06pt fine-dashed #b2b2b2"/>
      <style:text-properties fo:color="#333333" fo:font-size="10.5pt"/>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Libre Baskerville1" fo:font-family="'Libre Baskerville'" style:font-style-name="Itálica" style:font-pitch="variable" fo:font-size="28pt" fo:font-style="normal"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1" fo:font-family="'Liberation Serif'" style:font-style-name="Normal" style:font-family-generic="roman" style:font-pitch="variable" fo:font-size="13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style:font-name="Ubuntu Mono" fo:font-family="'Ubuntu Mono'" style:font-style-name="Normal" style:font-pitch="fixed" fo:language="zxx" fo:country="none" style:text-underline-style="dotte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9T08:38:50.393834065</meta:creation-date>
    <dc:date>2020-12-31T07:35:14.076261954</dc:date>
    <meta:editing-duration>PT22H55M16S</meta:editing-duration>
    <meta:editing-cycles>101</meta:editing-cycles>
    <meta:generator>LibreOffice/6.4.6.2$Linux_X86_64 LibreOffice_project/40$Build-2</meta:generator>
    <meta:document-statistic meta:table-count="0" meta:image-count="0" meta:object-count="0" meta:page-count="4" meta:paragraph-count="56" meta:word-count="1149" meta:character-count="7316" meta:non-whitespace-character-count="6170"/>
  </office:meta>
</office:document-meta>
</file>